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9fa3" officeooo:paragraph-rsid="001c9fa3"/>
    </style:style>
    <style:style style:name="P2" style:family="paragraph" style:parent-style-name="Standard">
      <style:text-properties officeooo:rsid="001c9fa3" officeooo:paragraph-rsid="001d8272"/>
    </style:style>
    <style:style style:name="P3" style:family="paragraph" style:parent-style-name="Standard">
      <style:text-properties officeooo:rsid="001d8272" officeooo:paragraph-rsid="001e5237"/>
    </style:style>
    <style:style style:name="P4" style:family="paragraph" style:parent-style-name="Standard">
      <style:text-properties officeooo:rsid="001e5237" officeooo:paragraph-rsid="001e5237"/>
    </style:style>
    <style:style style:name="P5" style:family="paragraph" style:parent-style-name="Standard">
      <style:text-properties officeooo:rsid="001e5237" officeooo:paragraph-rsid="001e5237"/>
    </style:style>
    <style:style style:name="P6" style:family="paragraph" style:parent-style-name="Standard" style:list-style-name="L1">
      <style:text-properties officeooo:rsid="0020460b" officeooo:paragraph-rsid="0020460b"/>
    </style:style>
    <style:style style:name="P7" style:family="paragraph" style:parent-style-name="Standard" style:list-style-name="L1">
      <style:text-properties officeooo:rsid="00205b9d" officeooo:paragraph-rsid="00205b9d"/>
    </style:style>
    <style:style style:name="P8" style:family="paragraph" style:parent-style-name="Standard" style:list-style-name="L1">
      <style:text-properties officeooo:rsid="001c9fa3" officeooo:paragraph-rsid="00205b9d"/>
    </style:style>
    <style:style style:name="P9" style:family="paragraph" style:parent-style-name="Standard">
      <style:text-properties officeooo:rsid="001d8272" officeooo:paragraph-rsid="001e5237"/>
    </style:style>
    <style:style style:name="T1" style:family="text">
      <style:text-properties officeooo:rsid="001e5237"/>
    </style:style>
    <style:style style:name="T2" style:family="text">
      <style:text-properties officeooo:rsid="002173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montage wurde auf deutscher Seite als Angriff auf Arbeitsplätze gesehen</text:p>
      <text:p text:style-name="P3"/>
      <text:p text:style-name="P1">Durch Proteste wurden Demontagen gestoppt z.B. beim Hüttenwerk Salzgitter</text:p>
      <text:list xml:id="list1443257585" text:style-name="L1">
        <text:list-item>
          <text:p text:style-name="P6">ende 1940 Anfang Proteste</text:p>
        </text:list-item>
        <text:list-item>
          <text:p text:style-name="P7">1950 besetzten Arbeiter Hochofen der gesprengt werden so<text:span text:style-name="T2">l</text:span>lte </text:p>
        </text:list-item>
        <text:list-item>
          <text:p text:style-name="P8">20.1.1951 gestoppt</text:p>
        </text:list-item>
      </text:list>
      <text:p text:style-name="P1"/>
      <text:p text:style-name="P4">Demontage hatte größtenteils Auswirkungen auf Psychologie </text:p>
      <text:p text:style-name="P2"/>
      <text:p text:style-name="P3">in langer Aussicht brachte Demontage die Wirtschaft weiter (veraltete Maschinen wurden abgebaut und <text:span text:style-name="T1">in Westdeutschland</text:span> durch neue ersetzt und die Staaten konnten mit der veralteten Technik aus Deutschland nichts anfangen)</text:p>
      <text:p text:style-name="P3"/>
      <text:p text:style-name="P3"/>
      <text:p text:style-name="P3"/>
      <text:p text:style-name="P3"><text:a xlink:type="simple" xlink:href="https://geschichte.salzgitter-ag.com/de/einzelne-geschaeftsbereiche-und-standorte/geschaeftsbereich-flachstahl/salzgitter/ungewisse-zukunft.html" text:style-name="Internet_20_link" text:visited-style-name="Visited_20_Internet_20_Link">https://geschichte.salzgitter-ag.com/de/einzelne-geschaeftsbereiche-und-standorte/geschaeftsbereich-flachstahl/salzgitter/ungewisse-zukunft.html</text:a></text:p>
      <text:p text:style-name="P3"/>
      <text:p text:style-name="P3"><text:a xlink:type="simple" xlink:href="https://www.bpb.de/izpb/10077/wirtschaftsentwicklung-von-1945-bis-1949?p=all" text:style-name="Internet_20_link" text:visited-style-name="Visited_20_Internet_20_Link">https://www.bpb.de/izpb/10077/wirtschaftsentwicklung-von-1945-bis-1949?p=all</text:a></text:p>
      <text:p text:style-name="P3"/>
      <text:p text:style-name="P3">https://www.hdg.de/lemo/img/galeriebilder/nachkriegsjahre/aufruf-demontagestopp_plakat_L-1993-04-001.jp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10:55:49.812000000</meta:creation-date>
    <meta:generator>LibreOffice/6.1.3.2$Windows_X86_64 LibreOffice_project/86daf60bf00efa86ad547e59e09d6bb77c699acb</meta:generator>
    <dc:date>2019-11-04T23:04:06.093000000</dc:date>
    <meta:editing-duration>PT17M48S</meta:editing-duration>
    <meta:editing-cycles>2</meta:editing-cycles>
    <meta:document-statistic meta:table-count="0" meta:image-count="0" meta:object-count="0" meta:page-count="1" meta:paragraph-count="10" meta:word-count="75" meta:character-count="856" meta:non-whitespace-character-count="792"/>
  </office:meta>
</office:document-meta>
</file>